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ps@rps-virtual-machine:~$ history</text:p>
      <text:p text:style-name="Standard"><text:s text:c="4"/>1 <text:s/>sudo apt update</text:p>
      <text:p text:style-name="Standard"><text:s text:c="4"/>2 <text:s/>sudo nano /etc/resolv.conf </text:p>
      <text:p text:style-name="Standard"><text:s text:c="4"/>3 <text:s/>sudo apt update</text:p>
      <text:p text:style-name="Standard"><text:s text:c="4"/>4 <text:s/>sudo apt upgrade</text:p>
      <text:p text:style-name="Standard"><text:s text:c="4"/>5 <text:s/>sudo apt install gcc++</text:p>
      <text:p text:style-name="Standard"><text:s text:c="4"/>6 <text:s/>sudo apt install gcc</text:p>
      <text:p text:style-name="Standard"><text:s text:c="4"/>7 <text:s/>sudo apt install build-essentials</text:p>
      <text:p text:style-name="Standard"><text:s text:c="4"/>8 <text:s/>sudo apt install build-essential</text:p>
      <text:p text:style-name="Standard"><text:s text:c="4"/>9 <text:s/>sudo apt install gdb</text:p>
      <text:p text:style-name="Standard"><text:s text:c="3"/>10 <text:s/>init 0</text:p>
      <text:p text:style-name="Standard"><text:s text:c="3"/>11 <text:s/>gcc --version</text:p>
      <text:p text:style-name="Standard"><text:s text:c="3"/>12 <text:s/>cd "/home/rps/Desktop/C Demo/" &amp;&amp; gcc first.c -o first &amp;&amp; "/home/rps/Desktop/C Demo/"first</text:p>
      <text:p text:style-name="Standard"><text:s text:c="3"/>13 <text:s/>sudo su</text:p>
      <text:p text:style-name="Standard"><text:s text:c="3"/>14 <text:s/>tar xvfz node_exporter-1.7.0.linux-amd64.tar.gz </text:p>
      <text:p text:style-name="Standard"><text:s text:c="3"/>15 <text:s/>cd node_exporter-1.7.0.linux-amd64/</text:p>
      <text:p text:style-name="Standard"><text:s text:c="3"/>16 <text:s/>sudo mv node_exporter /usr/local/bin/</text:p>
      <text:p text:style-name="Standard"><text:s text:c="3"/>17 <text:s/>sudo tee /etc/systemd/system/node_exporter.service&lt;&lt;EOF</text:p>
      <text:p text:style-name="Standard"><text:s text:c="3"/>18 <text:s/>[Unit]</text:p>
      <text:p text:style-name="Standard"><text:s text:c="3"/>19 <text:s/>Description=Node Exporter</text:p>
      <text:p text:style-name="Standard"><text:s text:c="3"/>20 <text:s/>After=network.target</text:p>
      <text:p text:style-name="Standard"><text:s text:c="3"/>21 <text:s text:c="2"/></text:p>
      <text:p text:style-name="Standard"><text:s text:c="3"/>22 <text:s/>[Service]</text:p>
      <text:p text:style-name="Standard"><text:s text:c="3"/>23 <text:s/>User=rps</text:p>
      <text:p text:style-name="Standard"><text:s text:c="3"/>24 <text:s/>Group=rps</text:p>
      <text:p text:style-name="Standard"><text:s text:c="3"/>25 <text:s/>Type=simple</text:p>
      <text:p text:style-name="Standard"><text:s text:c="3"/>26 <text:s/>ExecStart=/usr/local/bin/node_exporter</text:p>
      <text:p text:style-name="Standard"><text:s text:c="3"/>27 <text:s text:c="2"/></text:p>
      <text:p text:style-name="Standard"><text:s text:c="3"/>28 <text:s/>[Install]</text:p>
      <text:p text:style-name="Standard"><text:s text:c="3"/>29 <text:s/>WantedBy=multi-user.target</text:p>
      <text:p text:style-name="Standard"><text:s text:c="3"/>30 <text:s/>EOF</text:p>
      <text:p text:style-name="Standard"><text:s text:c="3"/>31 <text:s/>sudo systemctl daemon-reload</text:p>
      <text:p text:style-name="Standard"><text:s text:c="3"/>32 <text:s/>sudo systemctl start node_exporter</text:p>
      <text:p text:style-name="Standard"><text:s text:c="3"/>33 <text:s/>sudo systemctl enable node_exporter</text:p>
      <text:p text:style-name="Standard"><text:s text:c="3"/>34 <text:s/>sudo systemctl status node_exporter</text:p>
      <text:p text:style-name="Standard"><text:s text:c="3"/>35 <text:s/>sudo apt install gcc</text:p>
      <text:p text:style-name="Standard"><text:s text:c="3"/>36 <text:s/>sudo apt install git</text:p>
      <text:p text:style-name="Standard"><text:s text:c="3"/>37 <text:s/>sudo apt install make</text:p>
      <text:p text:style-name="Standard">38 <text:s/>sudo apt install vim</text:p>
      <text:p text:style-name="Standard"><text:s text:c="3"/>39 <text:s/>sudo apt install g++</text:p>
      <text:p text:style-name="Standard"><text:s text:c="3"/>40 <text:s/>sudo apt install gedit</text:p>
      <text:p text:style-name="Standard"><text:s text:c="3"/>41 <text:s/>sudo apt install cmake</text:p>
      <text:p text:style-name="Standard"><text:s text:c="3"/>42 <text:s/>sudo apt install g++</text:p>
      <text:p text:style-name="Standard"><text:s text:c="3"/>43 <text:s/>cd</text:p>
      <text:p text:style-name="Standard"><text:s text:c="3"/>44 <text:s/>sudo apt update -y</text:p>
      <text:p text:style-name="Standard"><text:s text:c="3"/>45 <text:s/>sudo apt install mysql-server</text:p>
      <text:p text:style-name="Standard"><text:s text:c="3"/>46 <text:s/>sudo systemctl status mysql.service </text:p>
      <text:p text:style-name="Standard"><text:s text:c="3"/>47 <text:s/>sudo mysql</text:p>
      <text:p text:style-name="Standard"><text:s text:c="3"/>48 <text:s/>sudo mysql_secure_installation</text:p>
      <text:p text:style-name="Standard"><text:s text:c="3"/>49 <text:s/>sudo mysql</text:p>
      <text:p text:style-name="Standard"><text:s text:c="3"/>50 <text:s/>sudo mysql_secure_installation</text:p>
      <text:p text:style-name="Standard"><text:soft-page-break/><text:s text:c="3"/>51 <text:s/>sudo mysql -u root -p</text:p>
      <text:p text:style-name="Standard"><text:s text:c="3"/>52 <text:s/>sudo snap install mysql-workbench-community</text:p>
      <text:p text:style-name="Standard"><text:s text:c="3"/>53 <text:s/>cd</text:p>
      <text:p text:style-name="Standard"><text:s text:c="3"/>54 <text:s/>java -version</text:p>
      <text:p text:style-name="Standard"><text:s text:c="3"/>55 <text:s/>java --version</text:p>
      <text:p text:style-name="Standard"><text:s text:c="3"/>56 <text:s/>java --V</text:p>
      <text:p text:style-name="Standard"><text:s text:c="3"/>57 <text:s/>java -vesion</text:p>
      <text:p text:style-name="Standard"><text:s text:c="3"/>58 <text:s/>cd</text:p>
      <text:p text:style-name="Standard"><text:s text:c="3"/>59 <text:s/>sudo apt install gnome-shell-extension-manager -y</text:p>
      <text:p text:style-name="Standard"><text:s text:c="3"/>60 <text:s/>sudo chmod o-x /sbin/shutdown</text:p>
      <text:p text:style-name="Standard"><text:s text:c="3"/>61 <text:s/>sudo chmod o-x /sbin/reboot</text:p>
      <text:p text:style-name="Standard"><text:s text:c="3"/>62 <text:s/>init 0</text:p>
      <text:p text:style-name="Standard"><text:s text:c="3"/>63 <text:s/>init 6</text:p>
      <text:p text:style-name="Standard"><text:s text:c="3"/>64 <text:s/>java -version</text:p>
      <text:p text:style-name="Standard"><text:s text:c="3"/>65 <text:s/>sudo apt update</text:p>
      <text:p text:style-name="Standard"><text:s text:c="3"/>66 <text:s/>java -version</text:p>
      <text:p text:style-name="Standard"><text:s text:c="3"/>67 <text:s/>sudo apt install default-jre</text:p>
      <text:p text:style-name="Standard"><text:s text:c="3"/>68 <text:s/>java -version</text:p>
      <text:p text:style-name="Standard"><text:s text:c="3"/>69 <text:s/>sudo apt install default-jdk</text:p>
      <text:p text:style-name="Standard"><text:s text:c="3"/>70 <text:s/>javac -version</text:p>
      <text:p text:style-name="Standard"><text:s text:c="3"/>71 <text:s/>sudo snap install --classic eclipse</text:p>
      <text:p text:style-name="Standard"><text:s text:c="3"/>72 <text:s/>sudo apt update</text:p>
      <text:p text:style-name="Standard"><text:s text:c="3"/>73 <text:s/>sudo apt install default-jre</text:p>
      <text:p text:style-name="Standard">74 <text:s/>eclipse</text:p>
      <text:p text:style-name="Standard"><text:s text:c="3"/>75 <text:s/>sudo snap install intellij-idea-community --classic</text:p>
      <text:p text:style-name="Standard"><text:s text:c="3"/>76 <text:s/>sudo init 0</text:p>
      <text:p text:style-name="Standard"><text:s text:c="3"/>77 <text:s/>sudo bash install.sh</text:p>
      <text:p text:style-name="Standard"><text:s text:c="3"/>78 <text:s/>sudo apt --fix-broken install</text:p>
      <text:p text:style-name="Standard"><text:s text:c="3"/>79 <text:s/>sudo bash install.sh</text:p>
      <text:p text:style-name="Standard"><text:s text:c="3"/>80 <text:s/>cd</text:p>
      <text:p text:style-name="Standard"><text:s text:c="3"/>81 <text:s/>sudo apt install git -y</text:p>
      <text:p text:style-name="Standard"><text:s text:c="3"/>82 <text:s/>sudo init 0</text:p>
      <text:p text:style-name="Standard"><text:s text:c="3"/>83 <text:s/>sudo service oracle-xe start</text:p>
      <text:p text:style-name="Standard"><text:s text:c="3"/>84 <text:s/>ls</text:p>
      <text:p text:style-name="Standard"><text:s text:c="3"/>85 <text:s/>ls -l</text:p>
      <text:p text:style-name="Standard"><text:s text:c="3"/>86 <text:s/>ls -a</text:p>
      <text:p text:style-name="Standard"><text:s text:c="3"/>87 <text:s/>ls -la</text:p>
      <text:p text:style-name="Standard"><text:s text:c="3"/>88 <text:s/>ls -lh</text:p>
      <text:p text:style-name="Standard"><text:s text:c="3"/>89 <text:s/>ls -ls</text:p>
      <text:p text:style-name="Standard"><text:s text:c="3"/>90 <text:s/>ls -ltr</text:p>
      <text:p text:style-name="Standard"><text:s text:c="3"/>91 <text:s/>ls /bin</text:p>
      <text:p text:style-name="Standard"><text:s text:c="3"/>92 <text:s/>mkdir fruits</text:p>
      <text:p text:style-name="Standard"><text:s text:c="3"/>93 <text:s/>cd fruits</text:p>
      <text:p text:style-name="Standard"><text:s text:c="3"/>94 <text:s/>cd ..</text:p>
      <text:p text:style-name="Standard"><text:s text:c="3"/>95 <text:s/>cd fruits</text:p>
      <text:p text:style-name="Standard"><text:s text:c="3"/>96 <text:s/>pwd</text:p>
      <text:p text:style-name="Standard"><text:s text:c="3"/>97 <text:s/>mkdir -p fruits/apple</text:p>
      <text:p text:style-name="Standard"><text:s text:c="3"/>98 <text:s/>mkdir fruits</text:p>
      <text:p text:style-name="Standard"><text:s text:c="3"/>99 <text:s/>rmdir fruits</text:p>
      <text:p text:style-name="Standard"><text:s text:c="2"/>100 <text:s/>rm -rf fruits</text:p>
      <text:p text:style-name="Standard"><text:s text:c="2"/>101 <text:s/>rmdir</text:p>
      <text:p text:style-name="Standard"><text:s text:c="2"/>102 <text:s/>rmdir fruits</text:p>
      <text:p text:style-name="Standard"><text:soft-page-break/><text:s text:c="2"/>103 <text:s/>clear</text:p>
      <text:p text:style-name="Standard"><text:s text:c="2"/>104 <text:s/>history</text:p>
      <text:p text:style-name="Standard"><text:s text:c="2"/>105 <text:s/>cd ..</text:p>
      <text:p text:style-name="Standard">106 <text:s/>touch test</text:p>
      <text:p text:style-name="Standard"><text:s text:c="2"/>107 <text:s/>mkdir fruits</text:p>
      <text:p text:style-name="Standard"><text:s text:c="2"/>108 <text:s/>mkdir car</text:p>
      <text:p text:style-name="Standard"><text:s text:c="2"/>109 <text:s/>copy apple to car</text:p>
      <text:p text:style-name="Standard"><text:s text:c="2"/>110 <text:s/>cp apple car</text:p>
      <text:p text:style-name="Standard"><text:s text:c="2"/>111 <text:s/>cp fruits car</text:p>
      <text:p text:style-name="Standard"><text:s text:c="2"/>112 <text:s/>ls</text:p>
      <text:p text:style-name="Standard"><text:s text:c="2"/>113 <text:s/>ls -l</text:p>
      <text:p text:style-name="Standard"><text:s text:c="2"/>114 <text:s/>ls -a</text:p>
      <text:p text:style-name="Standard"><text:s text:c="2"/>115 <text:s/>ls -la</text:p>
      <text:p text:style-name="Standard"><text:s text:c="2"/>116 <text:s/>ls -lh</text:p>
      <text:p text:style-name="Standard"><text:s text:c="2"/>117 <text:s/>ls -ls</text:p>
      <text:p text:style-name="Standard"><text:s text:c="2"/>118 <text:s/>ls -ltr</text:p>
      <text:p text:style-name="Standard"><text:s text:c="2"/>119 <text:s/>ls /bin</text:p>
      <text:p text:style-name="Standard"><text:s text:c="2"/>120 <text:s/>ls -al /bin</text:p>
      <text:p text:style-name="Standard">121 <text:s/>mkdir books</text:p>
      <text:p text:style-name="Standard"><text:s text:c="2"/>122 <text:s/>cd books</text:p>
      <text:p text:style-name="Standard"><text:s text:c="2"/>123 <text:s/>cd ..</text:p>
      <text:p text:style-name="Standard"><text:s text:c="2"/>124 <text:s/>mkdir -p books/Rich dad Poor dad</text:p>
      <text:p text:style-name="Standard"><text:s text:c="2"/>125 <text:s/>rmdir -rf cars</text:p>
      <text:p text:style-name="Standard"><text:s text:c="2"/>126 <text:s/>rmdir -rf books</text:p>
      <text:p text:style-name="Standard"><text:s text:c="2"/>127 <text:s/>rm -rf cars</text:p>
      <text:p text:style-name="Standard"><text:s text:c="2"/>128 <text:s/>touch test</text:p>
      <text:p text:style-name="Standard"><text:s text:c="2"/>129 <text:s/>mv books new_books</text:p>
      <text:p text:style-name="Standard"><text:s text:c="2"/>130 <text:s/>touch book</text:p>
      <text:p text:style-name="Standard"><text:s text:c="2"/>131 <text:s/>mv books new_books</text:p>
      <text:p text:style-name="Standard"><text:s text:c="2"/>132 <text:s/>mv book new_books</text:p>
      <text:p text:style-name="Standard"><text:s text:c="2"/>133 <text:s/>touch test</text:p>
      <text:p text:style-name="Standard"><text:s text:c="2"/>134 <text:s/>cp Rich dad Poor dad new_books</text:p>
      <text:p text:style-name="Standard"><text:s text:c="2"/>135 <text:s/>mkdir fruits</text:p>
      <text:p text:style-name="Standard"><text:s text:c="2"/>136 <text:s/>rmdir fruits</text:p>
      <text:p text:style-name="Standard"><text:s text:c="2"/>137 <text:s/>mkdir veg</text:p>
      <text:p text:style-name="Standard"><text:s text:c="2"/>138 <text:s/>find .book '*.js'</text:p>
      <text:p text:style-name="Standard"><text:s text:c="2"/>139 <text:s/>find .books '*.js'</text:p>
      <text:p text:style-name="Standard"><text:s text:c="2"/>140 <text:s/>find veg '*.js'</text:p>
      <text:p text:style-name="Standard"><text:s text:c="2"/>141 <text:s/>find .veg '*.js'</text:p>
      <text:p text:style-name="Standard"><text:s text:c="2"/>142 <text:s/>open &lt;veg&gt;</text:p>
      <text:p text:style-name="Standard"><text:s text:c="2"/>143 <text:s/>open veg</text:p>
      <text:p text:style-name="Standard"><text:s text:c="2"/>144 <text:s/>vim hello.txt</text:p>
      <text:p text:style-name="Standard"><text:s text:c="2"/>145 <text:s/>vim hii.txt</text:p>
      <text:p text:style-name="Standard"><text:s text:c="2"/>146 <text:s/>cat hello.txt hii.txt</text:p>
      <text:p text:style-name="Standard"><text:s text:c="2"/>147 <text:s/>less hii.txt</text:p>
      <text:p text:style-name="Standard"><text:s text:c="2"/>148 <text:s/>echo test &gt;&gt;hello.txt</text:p>
      <text:p text:style-name="Standard"><text:s text:c="2"/>149 <text:s/>ls -al | wc</text:p>
      <text:p text:style-name="Standard"><text:s text:c="2"/>150 <text:s/>wc -l hii.txt</text:p>
      <text:p text:style-name="Standard"><text:s text:c="2"/>151 <text:s/>wc -w hii.txt</text:p>
      <text:p text:style-name="Standard"><text:s text:c="2"/>152 <text:s/>wc -c hii.txt</text:p>
      <text:p text:style-name="Standard"><text:s text:c="2"/>153 <text:s/>wc -m hii.txt</text:p>
      <text:p text:style-name="Standard"><text:s text:c="2"/>154 <text:s/>grep document.getElementById index.md</text:p>
      <text:p text:style-name="Standard"><text:soft-page-break/><text:s text:c="2"/>155 <text:s/>grep -n <text:s/>document.getElementById index.md</text:p>
      <text:p text:style-name="Standard"><text:s text:c="2"/>156 <text:s/>vim index.md</text:p>
      <text:p text:style-name="Standard"><text:s/>157 <text:s/>grep document.getElementById index.md</text:p>
      <text:p text:style-name="Standard"><text:s text:c="2"/>158 <text:s/>grep -n <text:s/>document.getElementById index.md</text:p>
      <text:p text:style-name="Standard"><text:s text:c="2"/>159 <text:s/>grep -nc 2 <text:s/>document.getElementById index.md</text:p>
      <text:p text:style-name="Standard"><text:s text:c="2"/>160 <text:s/>vim index.md</text:p>
      <text:p text:style-name="Standard"><text:s text:c="2"/>161 <text:s/>grep -nc 2 <text:s/>document.getElementById index.md</text:p>
      <text:p text:style-name="Standard"><text:s text:c="2"/>162 <text:s/>vim hii.txt</text:p>
      <text:p text:style-name="Standard"><text:s text:c="2"/>163 <text:s/>sort hii.txt</text:p>
      <text:p text:style-name="Standard"><text:s text:c="2"/>164 <text:s/>sort -r hii.txt</text:p>
      <text:p text:style-name="Standard"><text:s text:c="2"/>165 <text:s/>sort -u hii.txt</text:p>
      <text:p text:style-name="Standard"><text:s text:c="2"/>166 <text:s/>ls | sort hii.txt</text:p>
      <text:p text:style-name="Standard"><text:s text:c="2"/>167 <text:s/>uniq hii.txt</text:p>
      <text:p text:style-name="Standard"><text:s text:c="2"/>168 <text:s/>ls | <text:s/>uniq hii.txt</text:p>
      <text:p text:style-name="Standard"><text:s text:c="2"/>169 <text:s/>sort hii.txt | uniq</text:p>
      <text:p text:style-name="Standard"><text:s text:c="2"/>170 <text:s/>vim hii.txt</text:p>
      <text:p text:style-name="Standard"><text:s text:c="2"/>171 <text:s/>ls | <text:s/>uniq hii.txt</text:p>
      <text:p text:style-name="Standard"><text:s text:c="2"/>172 <text:s/>sort hii.txt | uniq</text:p>
      <text:p text:style-name="Standard"><text:s text:c="2"/>173 <text:s/>hello.txt</text:p>
      <text:p text:style-name="Standard"><text:s text:c="2"/>174 <text:s/>vim hello.txt</text:p>
      <text:p text:style-name="Standard"><text:s text:c="2"/>175 <text:s/>cat hii.txt</text:p>
      <text:p text:style-name="Standard"><text:s text:c="2"/>176 <text:s/>cat hello.txt</text:p>
      <text:p text:style-name="Standard"><text:s text:c="2"/>177 <text:s/>diff hii.txt hello.txt</text:p>
      <text:p text:style-name="Standard"><text:s text:c="2"/>178 <text:s/>diff -y <text:s/>hii.txt hello.txt</text:p>
      <text:p text:style-name="Standard"><text:s text:c="2"/>179 <text:s/>diff -u <text:s/>hii.txt hello.txt</text:p>
      <text:p text:style-name="Standard"><text:s text:c="2"/>180 <text:s/>echo "hello brindhadiff -u <text:s/>hii.txt hello.txt"</text:p>
      <text:p text:style-name="Standard"><text:s text:c="2"/>181 <text:s/>cd ..</text:p>
      <text:p text:style-name="Standard"><text:s text:c="2"/>182 <text:s/>echo "hii all" &gt;&gt;output.txt</text:p>
      <text:p text:style-name="Standard"><text:s text:c="2"/>183 <text:s/>vim output.txt</text:p>
      <text:p text:style-name="Standard"><text:s text:c="2"/>184 <text:s/>history</text:p>
      <text:p text:style-name="Standard"><text:s text:c="2"/>185 <text:s/>echo "hello" &gt;&gt; output.txt</text:p>
      <text:p text:style-name="Standard"><text:s text:c="2"/>186 <text:s/>cat output.txt</text:p>
      <text:p text:style-name="Standard"><text:s text:c="2"/>187 <text:s/>echo "path of this variable is =$PATH"</text:p>
      <text:p text:style-name="Standard"><text:s text:c="2"/>188 <text:s/>echo *</text:p>
      <text:p text:style-name="Standard"><text:s text:c="2"/>189 <text:s/>echo 0*</text:p>
      <text:p text:style-name="Standard"><text:s text:c="2"/>190 <text:s/>echo ~</text:p>
      <text:p text:style-name="Standard"><text:s text:c="2"/>191 <text:s/>echo $(ls-al)</text:p>
      <text:p text:style-name="Standard"><text:s text:c="2"/>192 <text:s/>echo $(ls -al)</text:p>
      <text:p text:style-name="Standard"><text:s text:c="2"/>193 <text:s/>echo {1...10}</text:p>
      <text:p text:style-name="Standard">194 <text:s/>echo {1..10}</text:p>
      <text:p text:style-name="Standard"><text:s text:c="2"/>195 <text:s/>umask</text:p>
      <text:p text:style-name="Standard"><text:s text:c="2"/>196 <text:s/>umask -s</text:p>
      <text:p text:style-name="Standard"><text:s text:c="2"/>197 <text:s/>umask 002</text:p>
      <text:p text:style-name="Standard"><text:s text:c="2"/>198 <text:s/>umask g+r</text:p>
      <text:p text:style-name="Standard"><text:s text:c="2"/>199 <text:s/>du</text:p>
      <text:p text:style-name="Standard"><text:s text:c="2"/>200 <text:s/>du *</text:p>
      <text:p text:style-name="Standard"><text:s text:c="2"/>201 <text:s/>du -h vuehandbook</text:p>
      <text:p text:style-name="Standard"><text:s text:c="2"/>202 <text:s/>du -h</text:p>
      <text:p text:style-name="Standard"><text:s text:c="2"/>203 <text:s/>du -h downloads</text:p>
      <text:p text:style-name="Standard"><text:s text:c="2"/>204 <text:s/>du -ah</text:p>
      <text:p text:style-name="Standard"><text:s text:c="2"/>205 <text:s/>du -h home | sort -nr | head</text:p>
      <text:p text:style-name="Standard"><text:s text:c="2"/>206 <text:s/>df</text:p>
      <text:p text:style-name="Standard"><text:soft-page-break/><text:s text:c="2"/>207 <text:s/>df -h</text:p>
      <text:p text:style-name="Standard"><text:s text:c="2"/>208 <text:s/>df -dev</text:p>
      <text:p text:style-name="Standard"><text:s text:c="2"/>209 <text:s/>ps</text:p>
      <text:p text:style-name="Standard"><text:s text:c="2"/>210 <text:s/>ps ax</text:p>
      <text:p text:style-name="Standard"><text:s text:c="2"/>211 <text:s/>ps axww</text:p>
      <text:p text:style-name="Standard"><text:s text:c="2"/>212 <text:s/>ps axww | grep "Visual Studio Code"</text:p>
      <text:p text:style-name="Standard"><text:s text:c="2"/>213 <text:s/>top</text:p>
      <text:p text:style-name="Standard"><text:s text:c="2"/>214 <text:s/>top -o mem</text:p>
      <text:p text:style-name="Standard"><text:s text:c="2"/>215 <text:s/>kill &lt;PID&gt;</text:p>
      <text:p text:style-name="Standard"><text:s text:c="2"/>216 <text:s/>bg</text:p>
      <text:p text:style-name="Standard"><text:s text:c="2"/>217 <text:s/>fg</text:p>
      <text:p text:style-name="Standard"><text:s text:c="2"/>218 <text:s/>top &amp;</text:p>
      <text:p text:style-name="Standard"><text:s text:c="2"/>219 <text:s/>bg</text:p>
      <text:p text:style-name="Standard"><text:s text:c="2"/>220 <text:s/>fg</text:p>
      <text:p text:style-name="Standard">221 <text:s/>type -ls</text:p>
      <text:p text:style-name="Standard"><text:s text:c="2"/>222 <text:s/>type ls</text:p>
      <text:p text:style-name="Standard"><text:s text:c="2"/>223 <text:s/>type cat</text:p>
      <text:p text:style-name="Standard"><text:s text:c="2"/>224 <text:s/>type pwd</text:p>
      <text:p text:style-name="Standard"><text:s text:c="2"/>225 <text:s/>type ll</text:p>
      <text:p text:style-name="Standard"><text:s text:c="2"/>226 <text:s/>type top</text:p>
      <text:p text:style-name="Standard"><text:s text:c="2"/>227 <text:s/>type jobs</text:p>
      <text:p text:style-name="Standard"><text:s text:c="2"/>228 <text:s/>type bg</text:p>
      <text:p text:style-name="Standard"><text:s text:c="2"/>229 <text:s/>type kill</text:p>
      <text:p text:style-name="Standard"><text:s text:c="2"/>230 <text:s/>which ls</text:p>
      <text:p text:style-name="Standard"><text:s text:c="2"/>231 <text:s/>which docker</text:p>
      <text:p text:style-name="Standard"><text:s text:c="2"/>232 <text:s/>nohup ls</text:p>
      <text:p text:style-name="Standard"><text:s text:c="2"/>233 <text:s/>3&lt;5 xargs 10&gt;4</text:p>
      <text:p text:style-name="Standard"><text:s text:c="2"/>234 <text:s/>testing ls</text:p>
      <text:p text:style-name="Standard"><text:s text:c="2"/>235 <text:s/>testing cat hello.txt</text:p>
      <text:p text:style-name="Standard"><text:s text:c="2"/>236 <text:s/>vi test.txt</text:p>
      <text:p text:style-name="Standard"><text:s text:c="2"/>237 <text:s/>emacs</text:p>
      <text:p text:style-name="Standard"><text:s text:c="2"/>238 <text:s/>nano test.txt</text:p>
      <text:p text:style-name="Standard"><text:s text:c="2"/>239 <text:s/>whoami</text:p>
      <text:p text:style-name="Standard"><text:s text:c="2"/>240 <text:s/>who</text:p>
      <text:p text:style-name="Standard"><text:s text:c="2"/>241 <text:s/>who aH</text:p>
      <text:p text:style-name="Standard"><text:s text:c="2"/>242 <text:s/>who -aH</text:p>
      <text:p text:style-name="Standard"><text:s text:c="2"/>243 <text:s/>who am i</text:p>
      <text:p text:style-name="Standard"><text:s text:c="2"/>244 <text:s/>su rps</text:p>
      <text:p text:style-name="Standard"><text:s text:c="2"/>245 <text:s/>sudo -i</text:p>
      <text:p text:style-name="Standard"><text:s text:c="2"/>246 <text:s/>history</text:p>
      <text:p text:style-name="Standard"><text:s text:c="2"/>247 <text:s/>passwd</text:p>
      <text:p text:style-name="Standard"><text:s text:c="2"/>248 <text:s/>ping goggle.com</text:p>
      <text:p text:style-name="Standard"><text:s text:c="2"/>249 <text:s/>ping www.mozilla.org</text:p>
      <text:p text:style-name="Standard"><text:s text:c="2"/>250 <text:s/>traceroute <text:s/>www.mozilla.org</text:p>
      <text:p text:style-name="Standard"><text:s text:c="2"/>251 <text:s/>clear</text:p>
      <text:p text:style-name="Standard"><text:s text:c="2"/>252 <text:s/>history</text:p>
      <text:p text:style-name="Standard"><text:s text:c="2"/>253 <text:s/>crontab -l</text:p>
      <text:p text:style-name="Standard"><text:s text:c="2"/>254 <text:s/>sw_vers</text:p>
      <text:p text:style-name="Standard"><text:s text:c="2"/>255 <text:s/>uname</text:p>
      <text:p text:style-name="Standard"><text:s text:c="2"/>256 <text:s/>uname -mp</text:p>
      <text:p text:style-name="Standard">257 <text:s/>uname -srv</text:p>
      <text:p text:style-name="Standard"><text:s text:c="2"/>258 <text:s/>uname -n</text:p>
      <text:p text:style-name="Standard"><text:soft-page-break/><text:s text:c="2"/>259 <text:s/>uname -a</text:p>
      <text:p text:style-name="Standard"><text:s text:c="2"/>260 <text:s/>printenv PATH</text:p>
      <text:p text:style-name="Standard"><text:s text:c="2"/>261 <text:s/>clear</text:p>
      <text:p text:style-name="Standard"><text:s text:c="2"/>262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2:59:27.519407166</meta:creation-date>
    <dc:date>2024-06-10T13:04:21.765605900</dc:date>
    <meta:editing-duration>PT4M55S</meta:editing-duration>
    <meta:editing-cycles>1</meta:editing-cycles>
    <meta:document-statistic meta:table-count="0" meta:image-count="0" meta:object-count="0" meta:page-count="6" meta:paragraph-count="263" meta:word-count="933" meta:character-count="5770" meta:non-whitespace-character-count="4212"/>
    <meta:generator>LibreOffice/7.3.7.2$Linux_X86_64 LibreOffice_project/30$Build-2</meta:generator>
  </office:meta>
</office:document-meta>
</file>